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OpenSymbol" svg:font-family="OpenSymbol" style:font-family-generic="system" style:font-pitch="variable"/>
  </office:font-face-decls>
  <office:automatic-styles>
    <style:style style:name="P1" style:family="paragraph" style:parent-style-name="Table_20_Contents">
      <style:text-properties fo:language="sk" fo:country="SK" officeooo:paragraph-rsid="001de85d"/>
    </style:style>
    <style:style style:name="P2" style:family="paragraph" style:parent-style-name="Table_20_Contents">
      <style:text-properties fo:language="sk" fo:country="SK"/>
    </style:style>
    <style:style style:name="P3" style:family="paragraph" style:parent-style-name="Table_20_Contents">
      <style:text-properties style:text-line-through-style="solid" style:text-line-through-type="single" style:text-underline-mode="continuous" style:text-overline-mode="continuous" style:text-line-through-mode="continuous"/>
    </style:style>
    <style:style style:name="P4" style:family="paragraph" style:parent-style-name="Standard">
      <style:text-properties fo:language="sk" fo:country="SK"/>
    </style:style>
    <style:style style:name="P5" style:family="paragraph" style:parent-style-name="Standard" style:list-style-name="L1"/>
    <style:style style:name="P6" style:family="paragraph" style:parent-style-name="Standard" style:list-style-name="L1">
      <style:text-properties fo:language="sk" fo:country="SK"/>
    </style:style>
    <style:style style:name="P7" style:family="paragraph" style:parent-style-name="Standard">
      <style:text-properties officeooo:paragraph-rsid="001ca74b"/>
    </style:style>
    <style:style style:name="P8" style:family="paragraph" style:parent-style-name="Nadpis_20_1" style:master-page-name="MP0">
      <style:paragraph-properties style:page-number="auto" fo:break-before="page"/>
    </style:style>
    <style:style style:name="P9" style:family="paragraph" style:parent-style-name="Table_20_Contents" style:list-style-name="L1"/>
    <style:style style:name="P10" style:family="paragraph" style:parent-style-name="Table_20_Contents" style:list-style-name="L1">
      <style:text-properties officeooo:paragraph-rsid="001ec818"/>
    </style:style>
    <style:style style:name="P11" style:family="paragraph" style:parent-style-name="Table_20_Contents" style:list-style-name="L1">
      <style:text-properties officeooo:paragraph-rsid="00201e5d"/>
    </style:style>
    <style:style style:name="P12" style:family="paragraph" style:parent-style-name="Table_20_Contents" style:list-style-name="L1">
      <style:text-properties fo:language="sk" fo:country="SK"/>
    </style:style>
    <style:style style:name="P13" style:family="paragraph" style:parent-style-name="Table_20_Contents" style:list-style-name="L1">
      <style:text-properties fo:language="sk" fo:country="SK" officeooo:paragraph-rsid="001de85d"/>
    </style:style>
    <style:style style:name="P14" style:family="paragraph" style:parent-style-name="Table_20_Contents">
      <style:text-properties fo:language="sk" fo:country="SK" officeooo:paragraph-rsid="001de85d"/>
    </style:style>
    <style:style style:name="P15" style:family="paragraph" style:parent-style-name="Table_20_Contents" style:list-style-name="L1">
      <style:text-properties fo:language="sk" fo:country="SK" officeooo:rsid="001ec818" officeooo:paragraph-rsid="001ec818"/>
    </style:style>
    <style:style style:name="P16" style:family="paragraph" style:parent-style-name="Table_20_Contents" style:list-style-name="L1">
      <style:text-properties fo:language="sk" fo:country="SK" officeooo:rsid="00201e5d" officeooo:paragraph-rsid="00201e5d"/>
    </style:style>
    <style:style style:name="T1" style:family="text">
      <style:text-properties officeooo:rsid="001de85d"/>
    </style:style>
    <style:style style:name="T2" style:family="text">
      <style:text-properties fo:language="sk" fo:country="SK"/>
    </style:style>
    <style:style style:name="T3" style:family="text">
      <style:text-properties fo:language="sk" fo:country="SK" fo:font-weight="bold" officeooo:rsid="001ca74b" fo:background-color="#fff200" loext:char-shading-value="0" style:font-weight-asian="bold" style:font-weight-complex="bold"/>
    </style:style>
    <style:style style:name="T4" style:family="text">
      <style:text-properties fo:language="sk" fo:country="SK" fo:font-weight="bold" officeooo:rsid="001ca74b" fo:background-color="transparent" loext:char-shading-value="0" style:font-weight-asian="bold" style:font-weight-complex="bold"/>
    </style:style>
    <style:style style:name="T5" style:family="text">
      <style:text-properties fo:language="sk" fo:country="SK" officeooo:rsid="00201e5d"/>
    </style:style>
    <style:style style:name="T6" style:family="text">
      <style:text-properties style:text-line-through-style="solid" style:text-line-through-type="single" style:text-underline-mode="continuous" style:text-overline-mode="continuous" style:text-line-through-mode="continuous"/>
    </style:style>
    <style:style style:name="T7" style:family="text">
      <style:text-properties style:text-line-through-style="solid" style:text-line-through-type="single" fo:language="sk" fo:country="SK" style:text-underline-mode="continuous" style:text-overline-mode="continuous" style:text-line-through-mode="continuous"/>
    </style:style>
    <style:style style:name="T8" style:family="text">
      <style:text-properties officeooo:rsid="001ca74b"/>
    </style:style>
    <style:style style:name="T9" style:family="text">
      <style:text-properties officeooo:rsid="001ca74b" fo:background-color="#fff200" loext:char-shading-value="0"/>
    </style:style>
    <style:style style:name="T10" style:family="text">
      <style:text-properties fo:background-color="#fff200" loext:char-shading-value="0"/>
    </style:style>
    <style:style style:name="T11" style:family="text">
      <style:text-properties officeooo:rsid="001de85d"/>
    </style:style>
    <style:style style:name="T12" style:family="text">
      <style:text-properties officeooo:rsid="001e1862"/>
    </style:style>
    <style:style style:name="T13" style:family="text">
      <style:text-properties officeooo:rsid="001ec818"/>
    </style:style>
    <style:style style:name="T14" style:family="text">
      <style:text-properties officeooo:rsid="00201e5d"/>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760814920752" text:id="ct1760814920752">
          <text:insertion>
            <office:change-info>
              <dc:creator>Unknown Author</dc:creator>
              <dc:date>2017-12-08T13:41:49</dc:date>
            </office:change-info>
          </text:insertion>
        </text:changed-region>
        <text:changed-region xml:id="ct1760814921424" text:id="ct1760814921424">
          <text:deletion>
            <office:change-info>
              <dc:creator>Unknown Author</dc:creator>
              <dc:date>2017-12-08T13:38:14</dc:date>
            </office:change-info>
            <text:p text:style-name="P1">Stanovenie kritérií. <text:span text:style-name="T1">Moznost behu labov alebo </text:span></text:p>
          </text:deletion>
        </text:changed-region>
        <text:changed-region xml:id="ct1760814925008" text:id="ct1760814925008">
          <text:insertion>
            <office:change-info>
              <dc:creator>Unknown Author</dc:creator>
              <dc:date>2017-12-08T13:38:14</dc:date>
            </office:change-info>
          </text:insertion>
        </text:changed-region>
        <text:changed-region xml:id="ct1760814935984" text:id="ct1760814935984">
          <text:insertion>
            <office:change-info>
              <dc:creator>Unknown Author</dc:creator>
              <dc:date>2017-12-08T13:41:34</dc:date>
            </office:change-info>
          </text:insertion>
        </text:changed-region>
        <text:changed-region xml:id="ct1760814936432" text:id="ct1760814936432">
          <text:insertion>
            <office:change-info>
              <dc:creator>Unknown Author</dc:creator>
              <dc:date>2017-12-08T13:42:48</dc:date>
            </office:change-info>
          </text:insertion>
        </text:changed-region>
        <text:changed-region xml:id="ct1760814936880" text:id="ct1760814936880">
          <text:insertion>
            <office:change-info>
              <dc:creator>Unknown Author</dc:creator>
              <dc:date>2017-12-08T13:42:25</dc:date>
            </office:change-info>
          </text:insertion>
        </text:changed-region>
        <text:changed-region xml:id="ct1760672502000" text:id="ct1760672502000">
          <text:insertion>
            <office:change-info>
              <dc:creator>Unknown Author</dc:creator>
              <dc:date>2017-12-08T13:43:03</dc:date>
            </office:change-info>
          </text:insertion>
        </text:changed-region>
        <text:changed-region xml:id="ct1760672502224" text:id="ct1760672502224">
          <text:insertion>
            <office:change-info>
              <dc:creator>Unknown Author</dc:creator>
              <dc:date>2017-12-08T13:43:10</dc:date>
            </office:change-info>
          </text:insertion>
        </text:changed-region>
        <text:changed-region xml:id="ct1760672499088" text:id="ct1760672499088">
          <text:insertion>
            <office:change-info>
              <dc:creator>Unknown Author</dc:creator>
              <dc:date>2017-12-08T13:44:19</dc:date>
            </office:change-info>
          </text:insertion>
        </text:changed-region>
        <text:changed-region xml:id="ct1760672498864" text:id="ct1760672498864">
          <text:insertion>
            <office:change-info>
              <dc:creator>Unknown Author</dc:creator>
              <dc:date>2017-12-08T13:46:08</dc:date>
            </office:change-info>
          </text:insertion>
        </text:changed-region>
        <text:changed-region xml:id="ct1760672513648" text:id="ct1760672513648">
          <text:insertion>
            <office:change-info>
              <dc:creator>Unknown Author</dc:creator>
              <dc:date>2017-12-08T13:46:24</dc:date>
            </office:change-info>
          </text:insertion>
        </text:changed-region>
        <text:changed-region xml:id="ct1760672511632" text:id="ct1760672511632">
          <text:insertion>
            <office:change-info>
              <dc:creator>Unknown Author</dc:creator>
              <dc:date>2017-12-08T13:46:34</dc:date>
            </office:change-info>
          </text:insertion>
        </text:changed-region>
        <text:changed-region xml:id="ct1760672512080" text:id="ct1760672512080">
          <text:insertion>
            <office:change-info>
              <dc:creator>Unknown Author</dc:creator>
              <dc:date>2017-12-08T13:46:37</dc:date>
            </office:change-info>
          </text:insertion>
        </text:changed-region>
        <text:changed-region xml:id="ct1760672513424" text:id="ct1760672513424">
          <text:insertion>
            <office:change-info>
              <dc:creator>Unknown Author</dc:creator>
              <dc:date>2017-12-08T13:47: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lán riešenia diplomovej práce</text:h>
      <text:p text:style-name="Standard"/>
      <text:h text:style-name="Nadpis_20_2" text:outline-level="2">Motivácia</text:h>
      <text:p text:style-name="Table_20_Contents"><text:span text:style-name="Predvolené_20_písmo_20_odseku"><text:span text:style-name="T2">Katedra informačných sietí v súčasnosti vo viacerých predmetoch poskytuje výučbu, zameranú aj na osvojenie praktických zručností zo správy sieťových prvkov. Za týmto účelom prevádzkuje dve laboratória so sieťovými prvkami. Tieto prvky sú stále vhodné na vyučovanie, avšak ich aktualizácia je čím ďalej náročnejšia. S nástupom systémov virtuálizácie sa objavujú <text:s/>jednak riešenia výrobcov sieťových prvkov, ktoré sú navrhnuté na beh vo virtualizovanom prostredí, ako aj dostupné riešenia umožňujúce ich využívanie a vlastné budovanie virtuálnych laboratórií. Cieľom práce je analyzovať vyučovanie KIS. Následne na základe analýzy vykonať prieskum dostupnosti virtuálnych sieťových prvkov a </text:span></text:span>rôzn<text:span text:style-name="Predvolené_20_písmo_20_odseku"><text:span text:style-name="T2">ych virtualizačných p</text:span></text:span>latforie<text:span text:style-name="Predvolené_20_písmo_20_odseku"><text:span text:style-name="T2">m</text:span></text:span> na ich virtualizáciu. Potom <text:span text:style-name="Predvolené_20_písmo_20_odseku"><text:span text:style-name="T2">vykonať</text:span></text:span> <text:span text:style-name="Predvolené_20_písmo_20_odseku"><text:span text:style-name="T2">ich </text:span></text:span>vyhodnot<text:span text:style-name="Predvolené_20_písmo_20_odseku"><text:span text:style-name="T2">enie</text:span></text:span> podľa stanovených kritérií a <text:span text:style-name="Predvolené_20_písmo_20_odseku"><text:span text:style-name="T2">vypracovať systém ich nasadenia pre vybrané predmety podľa potrieb katedry.</text:span></text:span></text:p>
      <text:p text:style-name="Table_20_Contents"/>
      <text:h text:style-name="Nadpis_20_2" text:outline-level="2">Zoznam úloh a ich riešení</text:h>
      <text:list xml:id="list2826026948" text:style-name="L1">
        <text:list-item>
          <text:p text:style-name="P13">Analýza predmetov zabezpečovaných KIS a ich požiadaviek na sieťové zariadenia <text:change-start text:change-id="ct1760814920752"/><text:span text:style-name="T12">a ich funkcie </text:span><text:change-end text:change-id="ct1760814920752"/>a možnosť či vhodnosť využívania virtuálneho laboratória vo vyučovaní. <text:change text:change-id="ct1760814921424"/><text:change-start text:change-id="ct1760814925008"/><text:span text:style-name="T1">Stanovenie kritérií. Moznost behu labov alebo </text:span><text:change-end text:change-id="ct1760814925008"/><text:change-start text:change-id="ct1760814935984"/><text:span text:style-name="T1">skusaniana specifickych lab topologiach</text:span><text:change-end text:change-id="ct1760814935984"/></text:p>
          <text:list>
            <text:list-item>
              <text:p text:style-name="P12">Analyzovať požiadavky nasledovných predmetov:</text:p>
              <text:list>
                <text:list-item>
                  <text:p text:style-name="P5"><text:a xlink:type="simple" xlink:href="https://vzdelavanie.uniza.sk/vzdelavanie/planinfo.php?kod=236435" office:target-frame-name="_top" xlink:show="replace" text:style-name="Internet_20_link" text:visited-style-name="Visited_20_Internet_20_Link">Počítačové siete 1</text:a></text:p>
                  <text:list>
                    <text:list-item>
                      <text:p text:style-name="P5">Požiadavky:</text:p>
                    </text:list-item>
                  </text:list>
                </text:list-item>
              </text:list>
            </text:list-item>
          </text:list>
        </text:list-item>
      </text:list>
      <text:p text:style-name="Standard">Cisco smerovače<text:span text:style-name="T10"> </text:span><text:span text:style-name="T9">+ mozno Junos</text:span></text:p>
      <text:p text:style-name="Standard"/>
      <text:list xml:id="list134760320535673" text:continue-numbering="true" text:style-name="L1">
        <text:list-item>
          <text:list>
            <text:list-item>
              <text:list>
                <text:list-item>
                  <text:list>
                    <text:list-item>
                      <text:p text:style-name="P5">Prednášky:<text:line-break/>doc. Ing. Pavel Segeč, PhD.<text:line-break/>Mgr. Jana Uramová, PhD.<text:line-break/></text:p>
                    </text:list-item>
                    <text:list-item>
                      <text:p text:style-name="P5">Cvičenia:<text:line-break/>doc. Ing. Milan Kubina PhD.<text:line-break/>doc. Ing. Pavel Segeč, PhD.<text:line-break/>Mgr. Jana Uramová, PhD.<text:line-break/>Ing. Ondrej Škvarek PhD.</text:p>
                    </text:list-item>
                  </text:list>
                </text:list-item>
              </text:list>
            </text:list-item>
          </text:list>
        </text:list-item>
      </text:list>
      <text:p text:style-name="Standard"/>
      <text:list xml:id="list134760350130460" text:continue-numbering="true" text:style-name="L1">
        <text:list-item>
          <text:list>
            <text:list-item>
              <text:list>
                <text:list-item>
                  <text:p text:style-name="P9"><text:a xlink:type="simple" xlink:href="https://vzdelavanie.uniza.sk/vzdelavanie/planinfo.php?kod=236455" office:target-frame-name="_top" xlink:show="replace" text:style-name="Internet_20_link" text:visited-style-name="Visited_20_Internet_20_Link">Počítačové siete 2</text:a></text:p>
                  <text:list>
                    <text:list-item>
                      <text:p text:style-name="P5">Požiadavky:</text:p>
                    </text:list-item>
                  </text:list>
                </text:list-item>
              </text:list>
            </text:list-item>
          </text:list>
        </text:list-item>
      </text:list>
      <text:p text:style-name="P7">Cisco smerovače <text:span text:style-name="T9">+ mozno Junos</text:span></text:p>
      <text:p text:style-name="Standard"/>
      <text:list xml:id="list134760070232399" text:continue-numbering="true" text:style-name="L1">
        <text:list-item>
          <text:list>
            <text:list-item>
              <text:list>
                <text:list-item>
                  <text:list>
                    <text:list-item>
                      <text:p text:style-name="P9">Prednášky:<text:line-break/>doc. Ing. Pavel Segeč, PhD.<text:line-break/>Mgr. Jana Uramová, PhD.<text:line-break/></text:p>
                    </text:list-item>
                    <text:list-item>
                      <text:p text:style-name="P9"><text:soft-page-break/>Cvičenia:<text:line-break/>doc. Ing. Milan Kubina PhD.<text:line-break/>doc. Ing. Pavel Segeč, PhD.<text:line-break/>Mgr. Jana Uramová, PhD.<text:line-break/>Ing. Ondrej Škvarek PhD.</text:p>
                    </text:list-item>
                  </text:list>
                </text:list-item>
              </text:list>
            </text:list-item>
          </text:list>
        </text:list-item>
      </text:list>
      <text:p text:style-name="Table_20_Contents"/>
      <text:list xml:id="list134759752905807" text:continue-numbering="true" text:style-name="L1">
        <text:list-item>
          <text:list>
            <text:list-item>
              <text:list>
                <text:list-item>
                  <text:p text:style-name="P9"><text:a xlink:type="simple" xlink:href="https://vzdelavanie.uniza.sk/vzdelavanie/planinfo.php?kod=243283" office:target-frame-name="_top" xlink:show="replace" text:style-name="Internet_20_link" text:visited-style-name="Visited_20_Internet_20_Link">Sieťové operačné systémy</text:a> – <text:span text:style-name="T8">to</text:span><text:span text:style-name="T9">to asi nie, lebo by potom bolo treba aj ps3, ale toto je skro na cloud</text:span></text:p>
                  <text:list>
                    <text:list-item>
                      <text:p text:style-name="P5">Požiadavky:</text:p>
                    </text:list-item>
                  </text:list>
                </text:list-item>
              </text:list>
            </text:list-item>
          </text:list>
        </text:list-item>
      </text:list>
      <text:p text:style-name="Standard">Koncové zariadenia (Linux / Windows)</text:p>
      <text:p text:style-name="Standard">Cisco prepínač</text:p>
      <text:p text:style-name="Standard"/>
      <text:list xml:id="list134759720011059" text:continue-numbering="true" text:style-name="L1">
        <text:list-item>
          <text:list>
            <text:list-item>
              <text:list>
                <text:list-item>
                  <text:list>
                    <text:list-item>
                      <text:p text:style-name="P9">Prednášky:<text:line-break/><text:span text:style-name="Predvolené_20_písmo_20_odseku"><text:span text:style-name="T6">prof.ing. Tatiana Kováčiková, PhD.</text:span></text:span><text:line-break/>Doc. Ing. Pavel Segeč, PhD.</text:p>
                    </text:list-item>
                  </text:list>
                </text:list-item>
              </text:list>
            </text:list-item>
          </text:list>
        </text:list-item>
      </text:list>
      <text:p text:style-name="Table_20_Contents">Ing. Marek Moravčík, PhD.<text:line-break/><text:span text:style-name="Predvolené_20_písmo_20_odseku"><text:span text:style-name="T6">Ing. Peter Palúch, PhD.</text:span></text:span><text:line-break/></text:p>
      <text:list xml:id="list134761603735758" text:continue-numbering="true" text:style-name="L1">
        <text:list-item>
          <text:list>
            <text:list-item>
              <text:list>
                <text:list-item>
                  <text:list>
                    <text:list-item>
                      <text:p text:style-name="P9">Cvičenia:<text:line-break/><text:span text:style-name="Predvolené_20_písmo_20_odseku"><text:span text:style-name="T6">Ing. Peter Palúch, PhD.</text:span></text:span><text:line-break/>Doc. Ing. Pavel Segeč, PhD.</text:p>
                    </text:list-item>
                  </text:list>
                </text:list-item>
              </text:list>
            </text:list-item>
          </text:list>
        </text:list-item>
      </text:list>
      <text:p text:style-name="Table_20_Contents">Ing. Marek Moravčík, PhD.</text:p>
      <text:p text:style-name="Table_20_Contents"/>
      <text:list xml:id="list134761659297325" text:continue-numbering="true" text:style-name="L1">
        <text:list-item>
          <text:list>
            <text:list-item>
              <text:list>
                <text:list-item>
                  <text:p text:style-name="P9"><text:a xlink:type="simple" xlink:href="https://vzdelavanie.uniza.sk/vzdelavanie/planinfo.php?kod=243293" office:target-frame-name="_top" xlink:show="replace" text:style-name="Internet_20_link" text:visited-style-name="Visited_20_Internet_20_Link">Projektovanie sietí 1</text:a></text:p>
                  <text:list>
                    <text:list-item>
                      <text:p text:style-name="P5">Požiadavky:</text:p>
                    </text:list-item>
                  </text:list>
                </text:list-item>
              </text:list>
            </text:list-item>
          </text:list>
        </text:list-item>
      </text:list>
      <text:p text:style-name="Standard">Cisco smerovač<text:change-start text:change-id="ct1760814936432"/>, <text:span text:style-name="T13">Juniper</text:span><text:change-end text:change-id="ct1760814936432"/></text:p>
      <text:p text:style-name="Standard">Koncové zariadenia (Linux / Windows) (užitočné pri multicast technológiách)</text:p>
      <text:p text:style-name="Standard"/>
      <text:list xml:id="list134760510955467" text:continue-numbering="true" text:style-name="L1">
        <text:list-item>
          <text:list>
            <text:list-item>
              <text:list>
                <text:list-item>
                  <text:list>
                    <text:list-item>
                      <text:p text:style-name="P9">Prednášky:<text:line-break/>Doc. Ing. Pavel Segeč, PhD.<text:line-break/><text:span text:style-name="Predvolené_20_písmo_20_odseku"><text:span text:style-name="T6">Ing. Peter Palúch, PhD.</text:span></text:span></text:p>
                    </text:list-item>
                  </text:list>
                </text:list-item>
              </text:list>
            </text:list-item>
          </text:list>
        </text:list-item>
      </text:list>
      <text:p text:style-name="Table_20_Contents">Ing. Roman Kaloč<text:line-break/></text:p>
      <text:list xml:id="list134760902462918" text:continue-numbering="true" text:style-name="L1">
        <text:list-item>
          <text:list>
            <text:list-item>
              <text:list>
                <text:list-item>
                  <text:list>
                    <text:list-item>
                      <text:p text:style-name="P9">Cvičenia:<text:line-break/>Doc. Ing. Pavel Segeč, PhD.<text:line-break/><text:span text:style-name="Predvolené_20_písmo_20_odseku"><text:span text:style-name="T6">Ing. Peter Palúch, PhD.</text:span></text:span></text:p>
                    </text:list-item>
                  </text:list>
                </text:list-item>
              </text:list>
            </text:list-item>
          </text:list>
        </text:list-item>
      </text:list>
      <text:p text:style-name="Table_20_Contents"/>
      <text:list xml:id="list134761413264807" text:continue-numbering="true" text:style-name="L1">
        <text:list-item>
          <text:list>
            <text:list-item>
              <text:list>
                <text:list-item>
                  <text:p text:style-name="P9"><text:a xlink:type="simple" xlink:href="https://vzdelavanie.uniza.sk/vzdelavanie/planinfo.php?kod=236904" office:target-frame-name="_top" xlink:show="replace" text:style-name="Internet_20_link" text:visited-style-name="Visited_20_Internet_20_Link">Projektovanie sietí 2</text:a></text:p>
                  <text:list>
                    <text:list-item>
                      <text:p text:style-name="P5">Požiadavky:</text:p>
                    </text:list-item>
                  </text:list>
                </text:list-item>
              </text:list>
            </text:list-item>
          </text:list>
        </text:list-item>
      </text:list>
      <text:p text:style-name="Standard">Cisco smerovač</text:p>
      <text:p text:style-name="Standard">Juniper smerovač</text:p>
      <text:p text:style-name="Standard">Koncové zariadenia (Linux / Windows) (užitočné pri multicast technológiách)</text:p>
      <text:p text:style-name="Standard"/>
      <text:list xml:id="list134760778855347" text:continue-numbering="true" text:style-name="L1">
        <text:list-item>
          <text:list>
            <text:list-item>
              <text:list>
                <text:list-item>
                  <text:list>
                    <text:list-item>
                      <text:p text:style-name="P9">Prednášky:</text:p>
                    </text:list-item>
                  </text:list>
                </text:list-item>
              </text:list>
            </text:list-item>
          </text:list>
        </text:list-item>
      </text:list>
      <text:p text:style-name="P3">Prof. Ing. Tatiana Kováčiková, PhD.</text:p>
      <text:p text:style-name="Table_20_Contents">Doc. Ing. Pavel Segeč, PhD.</text:p>
      <text:p text:style-name="P3">Ing. Peter Palúch, PhD.</text:p>
      <text:p text:style-name="Table_20_Contents">Ing. Roman Kaloč</text:p>
      <text:p text:style-name="Table_20_Contents"><text:soft-page-break/></text:p>
      <text:list xml:id="list134761506321025" text:continue-numbering="true" text:style-name="L1">
        <text:list-item>
          <text:list>
            <text:list-item>
              <text:list>
                <text:list-item>
                  <text:p text:style-name="P9"><text:a xlink:type="simple" xlink:href="https://vzdelavanie.uniza.sk/vzdelavanie/planinfo.php?kod=236903" office:target-frame-name="_top" xlink:show="replace" text:style-name="Internet_20_link" text:visited-style-name="Visited_20_Internet_20_Link"><text:span text:style-name="Predvolené_20_písmo_20_odseku"><text:span text:style-name="T2">Optimalizácia konvergovaných sietí</text:span></text:span></text:a><text:span text:style-name="Predvolené_20_písmo_20_odseku"><text:span text:style-name="T2"> (na zváženie)</text:span></text:span></text:p>
                  <text:list>
                    <text:list-item>
                      <text:p text:style-name="P6">Požiadavky:</text:p>
                    </text:list-item>
                  </text:list>
                </text:list-item>
              </text:list>
            </text:list-item>
          </text:list>
        </text:list-item>
      </text:list>
      <text:p text:style-name="Standard">Koncové zariadenia (Linux / Windows)</text:p>
      <text:p text:style-name="P4">Cisco smerovač</text:p>
      <text:p text:style-name="P4"/>
      <text:list xml:id="list134761736309853" text:continue-numbering="true" text:style-name="L1">
        <text:list-item>
          <text:list>
            <text:list-item>
              <text:list>
                <text:list-item>
                  <text:list>
                    <text:list-item>
                      <text:p text:style-name="P5"><text:span text:style-name="Predvolené_20_písmo_20_odseku"><text:span text:style-name="T2">Prednášky:<text:line-break/></text:span></text:span><text:span text:style-name="Predvolené_20_písmo_20_odseku"><text:span text:style-name="T7">prof. Ing. Martin Klimo, PhD.</text:span></text:span><text:span text:style-name="Predvolené_20_písmo_20_odseku"><text:span text:style-name="T2"><text:line-break/></text:span></text:span><text:span text:style-name="Predvolené_20_písmo_20_odseku"><text:span text:style-name="T7">doc. Ing, Pavel Segeč, PhD.</text:span></text:span><text:span text:style-name="Predvolené_20_písmo_20_odseku"><text:span text:style-name="T2"><text:line-break/></text:span></text:span><text:span text:style-name="Predvolené_20_písmo_20_odseku"><text:span text:style-name="T7">Ing. Peter Palúch, PhD.</text:span></text:span></text:p>
                    </text:list-item>
                  </text:list>
                </text:list-item>
              </text:list>
            </text:list-item>
          </text:list>
        </text:list-item>
      </text:list>
      <text:p text:style-name="P4">Ing. Ondrej Škvarek PhD.<text:line-break/></text:p>
      <text:list xml:id="list134759628065464" text:continue-numbering="true" text:style-name="L1">
        <text:list-item>
          <text:list>
            <text:list-item>
              <text:list>
                <text:list-item>
                  <text:list>
                    <text:list-item>
                      <text:p text:style-name="P5"><text:span text:style-name="Predvolené_20_písmo_20_odseku"><text:span text:style-name="T2">Cvičenia:<text:line-break/></text:span></text:span><text:span text:style-name="Predvolené_20_písmo_20_odseku"><text:span text:style-name="T7">Ing. Peter Palúch, PhD.</text:span></text:span><text:span text:style-name="Predvolené_20_písmo_20_odseku"><text:span text:style-name="T2"><text:line-break/>Mgr. Jana Uramová, PhD.</text:span></text:span></text:p>
                    </text:list-item>
                  </text:list>
                </text:list-item>
              </text:list>
            </text:list-item>
          </text:list>
        </text:list-item>
      </text:list>
      <text:p text:style-name="Standard"><text:span text:style-name="Predvolené_20_písmo_20_odseku"><text:span text:style-name="T2"/></text:span></text:p>
      <text:list xml:id="list134760350468108" text:continue-numbering="true" text:style-name="L1">
        <text:list-item>
          <text:list>
            <text:list-item>
              <text:list>
                <text:list-item>
                  <text:p text:style-name="P10"><text:change-start text:change-id="ct1760814936880"/><text:span text:style-name="Predvolené_20_písmo_20_odseku"><text:span text:style-name="T3">CCNA security pribudlo</text:span></text:span></text:p>
                  <text:list>
                    <text:list-item>
                      <text:p text:style-name="P10"><text:change-end text:change-id="ct1760814936880"/><text:span text:style-name="Predvolené_20_písmo_20_odseku"><text:span text:style-name="T4"/></text:span></text:p>
                    </text:list-item>
                  </text:list>
                </text:list-item>
              </text:list>
            </text:list-item>
          </text:list>
        </text:list-item>
      </text:list>
      <text:p text:style-name="P4"/>
      <text:list xml:id="list134760740190181" text:continue-numbering="true" text:style-name="L1">
        <text:list-item>
          <text:list>
            <text:list-item>
              <text:p text:style-name="P12">Stanovenie kritérií, do akej miery virtualizačný nástroj spĺňa požiadavky predmetu</text:p>
              <text:list>
                <text:list-item>
                  <text:p text:style-name="P12">podpora zariadení, s ktorými sa na danom predmete pracuje<text:change-start text:change-id="ct1760672502000"/> <text:span text:style-name="T13">+ feature sets</text:span><text:change-end text:change-id="ct1760672502000"/></text:p>
                </text:list-item>
                <text:list-item>
                  <text:p text:style-name="P12">škálovateľnosť: koľko najviac zariadení daného typu vieme spustiť</text:p>
                </text:list-item>
                <text:list-item>
                  <text:p text:style-name="P12">stabilita: ako sa nástroj správa pri rôznej miere zaťaženia (plynulosť používania, rýchlosť spúšťania zariadení, konzistentnosť z používania nástroja)<text:change-start text:change-id="ct1760672502224"/></text:p>
                </text:list-item>
                <text:list-item>
                  <text:p text:style-name="P15">moznost prace viac ludi naraz na viac projektoch<text:change-end text:change-id="ct1760672502224"/></text:p>
                </text:list-item>
              </text:list>
            </text:list-item>
          </text:list>
        </text:list-item>
      </text:list>
      <text:p text:style-name="P2"/>
      <text:list xml:id="list134759912242792" text:continue-numbering="true" text:style-name="L1">
        <text:list-item>
          <text:p text:style-name="P9">Prieskum <text:span text:style-name="Predvolené_20_písmo_20_odseku"><text:span text:style-name="T2">a popis </text:span></text:span>dostupných riešení pre virtuálne sieťové laboratórium <text:span text:style-name="Predvolené_20_písmo_20_odseku"><text:span text:style-name="T2">(Cisco VIRL, EVE-ng, GNS3 ako vzdialený server, popr. preskúmať ďalšie nástroje).</text:span></text:span></text:p>
          <text:list>
            <text:list-item>
              <text:p text:style-name="P9"><text:span text:style-name="Predvolené_20_písmo_20_odseku"><text:span text:style-name="T2">Sústrediť sa primárne na nástroje s podporou zariadení od rôznych výrobcov: EVE-ng a GNS3.</text:span></text:span><text:change-start text:change-id="ct1760672499088"/></text:p>
            </text:list-item>
            <text:list-item>
              <text:p text:style-name="P11"><text:span text:style-name="Predvolené_20_písmo_20_odseku"><text:span text:style-name="T5">Ano, ideal je mat route, switche, mozno firewall plus nejake koncove OS/servery</text:span></text:span><text:change-end text:change-id="ct1760672499088"/></text:p>
            </text:list-item>
          </text:list>
        </text:list-item>
      </text:list>
      <text:p text:style-name="Table_20_Contents"/>
      <text:list xml:id="list134760646282685" text:continue-numbering="true" text:style-name="L1">
        <text:list-item>
          <text:p text:style-name="P9"><text:span text:style-name="Predvolené_20_písmo_20_odseku"><text:span text:style-name="T2">Analýza aktuálneho stavu v oblasti riešení virtuálnych sieťových prvkov popredných výrobcov, vytvorenie matice kompatibility pre potreby vyučovania ako aj vhodnosti pre beh vo virtualizovanom prostredí <text:s/>(Cisco vIOS/IOL/CSR/ASAv, Juniper vMX/vSRX, Mikrotik a pod.).</text:span></text:span></text:p>
          <text:list>
            <text:list-item>
              <text:p text:style-name="P9"><text:span text:style-name="Predvolené_20_písmo_20_odseku"><text:span text:style-name="T2">Zhromažďovanie zariadení</text:span></text:span></text:p>
              <text:list>
                <text:list-item>
                  <text:p text:style-name="P9"><text:span text:style-name="Predvolené_20_písmo_20_odseku"><text:span text:style-name="T2">Väčšina zariadení je už zhromaždená; zariadenia sú rôznorodé; je to zmes funkčných aj nefunkčných zariadení, pretože v rôznych nástrojoch môžu fungovať rôzne zariadenia</text:span></text:span></text:p>
                </text:list-item>
              </text:list>
            </text:list-item>
            <text:list-item>
              <text:p text:style-name="P9"><text:span text:style-name="Predvolené_20_písmo_20_odseku"><text:span text:style-name="T2">Testovanie spustiteľnosti zariadení vo virtuálnych nástrojoch</text:span></text:span></text:p>
              <text:list>
                <text:list-item>
                  <text:p text:style-name="P9">Dokončiť testovanie a benchmarking zariadení v EVE-ng</text:p>
                  <text:list>
                    <text:list-item>
                      <text:p text:style-name="P9"><text:soft-page-break/>Zostáva Juniper vMX 17 a 15</text:p>
                    </text:list-item>
                  </text:list>
                </text:list-item>
                <text:list-item>
                  <text:p text:style-name="P9">Testovanie a benchmarking zariadení v GNS3<text:change-start text:change-id="ct1760672498864"/>/<text:span text:style-name="T14">system resoruces/naroky</text:span><text:change-end text:change-id="ct1760672498864"/></text:p>
                  <text:list>
                    <text:list-item>
                      <text:p text:style-name="P9">Dokončené pre VMware</text:p>
                    </text:list-item>
                  </text:list>
                </text:list-item>
                <text:list-item>
                  <text:p text:style-name="P9"><text:span text:style-name="Predvolené_20_písmo_20_odseku"><text:span text:style-name="T2">Nasadenie GNS3 na server</text:span></text:span></text:p>
                  <text:list>
                    <text:list-item>
                      <text:p text:style-name="P9"><text:span text:style-name="Predvolené_20_písmo_20_odseku"><text:span text:style-name="T2">Testovanie GNS3 v LXC kontajneri; porovnanie funkčnosti zariadení v porovnaní s VMware</text:span></text:span></text:p>
                    </text:list-item>
                  </text:list>
                </text:list-item>
              </text:list>
            </text:list-item>
          </text:list>
        </text:list-item>
      </text:list>
      <text:p text:style-name="Table_20_Contents"/>
      <text:list xml:id="list134760185639545" text:continue-numbering="true" text:style-name="L1">
        <text:list-item>
          <text:p text:style-name="P9"><text:span text:style-name="Predvolené_20_písmo_20_odseku"><text:span text:style-name="T2">Návrh možností riešenia virtuálneho laboratória a virtuálnych topológií pre vyučovanie.</text:span></text:span></text:p>
          <text:list>
            <text:list-item>
              <text:p text:style-name="P12">Pre predmety Počítačové siete 1/2 by virtuálne nástroje mohli slúžiť ako náhrada<text:change-start text:change-id="ct1760672513648"/>/<text:span text:style-name="T14">doplnok</text:span><text:change-end text:change-id="ct1760672513648"/> Packet Tracera</text:p>
            </text:list-item>
            <text:list-item>
              <text:p text:style-name="P12">Pre predmety Projektovanie sietí 1/2 by virtuálne nástroje mohli slúžiť ako náhrada<text:change-start text:change-id="ct1760672511632"/>/<text:span text:style-name="T14">doplnok</text:span><text:change-end text:change-id="ct1760672511632"/> Dynamips servera<text:change-start text:change-id="ct1760672512080"/> – <text:span text:style-name="T14">s takym vykonom, t.j. cca 10/15skupin po 10 routroch</text:span><text:change-end text:change-id="ct1760672512080"/><text:change-start text:change-id="ct1760672513424"/></text:p>
            </text:list-item>
            <text:list-item>
              <text:p text:style-name="P16">remote access</text:p>
            </text:list-item>
            <text:list-item>
              <text:p text:style-name="P16">multiuser</text:p>
            </text:list-item>
            <text:list-item>
              <text:p text:style-name="P16">mal by byt zoznam vlasnosti ako napr, ci bude povolene spusatanie, editovanie topo, save/load, a podobne<text:change-end text:change-id="ct1760672513424"/></text:p>
            </text:list-item>
          </text:list>
        </text:list-item>
      </text:list>
      <text:p text:style-name="P2"/>
      <text:list xml:id="list134761471716946" text:continue-numbering="true" text:style-name="L1">
        <text:list-item>
          <text:p text:style-name="P9"><text:span text:style-name="Predvolené_20_písmo_20_odseku"><text:span text:style-name="T2">Pilotné nasadenie a o</text:span></text:span>testova<text:span text:style-name="Predvolené_20_písmo_20_odseku"><text:span text:style-name="T2">nie vybraných riešení </text:span></text:span>podľa stanovených kritérií. V<text:span text:style-name="Predvolené_20_písmo_20_odseku"><text:span text:style-name="T2">yhodnotenie </text:span></text:span>kompatibility<text:span text:style-name="Predvolené_20_písmo_20_odseku"><text:span text:style-name="T2">, </text:span></text:span>výkonnosti, <text:s/><text:span text:style-name="Predvolené_20_písmo_20_odseku"><text:span text:style-name="T2">stability, početnosti zariadení </text:span></text:span>atď.</text:p>
          <text:list>
            <text:list-item>
              <text:p text:style-name="P9">Aktuálne nasadený virtuálny nástroj je EVE-ng pre predmet Projektovanie sietí 2. Zisťuje sa, či majú zariadenia dostatočnú podporu technológií, potrebných na splnenie semetrálnych úloh</text:p>
            </text:list-item>
          </text:list>
        </text:list-item>
      </text:list>
      <text:p text:style-name="Table_20_Contents"/>
      <text:list xml:id="list134760757380984" text:continue-numbering="true" text:style-name="L1">
        <text:list-item>
          <text:p text:style-name="P9">Over<text:span text:style-name="Predvolené_20_písmo_20_odseku"><text:span text:style-name="T2">enie</text:span></text:span> funkčnos<text:span text:style-name="Predvolené_20_písmo_20_odseku"><text:span text:style-name="T2">ti</text:span></text:span> pri vypracovávaní úloh z vybraných predmetov.</text:p>
          <text:list>
            <text:list-item>
              <text:p text:style-name="P9">Vypracovanie niekoľkých laboratórnych cvičení z vybraných predmetov<text:tab/></text:p>
            </text:list-item>
            <text:list-item>
              <text:p text:style-name="P9">Momentálne sa vypracovávajú semestrálne úlohy z predmetu Projektovanie sietí 2 vo virtuálnom nástroji EVE-ng</text:p>
              <text:list>
                <text:list-item>
                  <text:p text:style-name="P9">napr. Juniper Olive 12.1 nepodporuje MPLS</text:p>
                </text:list-item>
              </text:list>
            </text:list-item>
          </text:list>
        </text:list-item>
      </text:list>
      <text:p text:style-name="Table_20_Contents"/>
      <text:list xml:id="list134761785774779" text:continue-numbering="true" text:style-name="L1">
        <text:list-item>
          <text:p text:style-name="P9">Vyhodnotenie a dokumentácia získaných výsledkov.</text:p>
          <text:list>
            <text:list-item>
              <text:p text:style-name="P9">Všetky dokumenty a výsledky práce sú prístupné na stránke <text:a xlink:type="simple" xlink:href="https://github.com/kyberdrb/Ing-Projekt_Ing-Virtualne_sietove_laboratoria" office:target-frame-name="_top" xlink:show="replace" text:style-name="Internet_20_link" text:visited-style-name="Visited_20_Internet_20_Link">https://github.com/kyberdrb/Ing-Projekt_Ing-Virtualne_sietove_laboratoria</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dpis_20_1" style:display-name="Nadpis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adpis_20_2" style:display-name="Nadpis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Nadpis_20_3" style:display-name="Nadpis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á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ejaVu Sans" fo:font-family="'DejaVu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Zoznam" style:family="paragraph" style:parent-style-name="Text_20_body">
      <style:paragraph-properties fo:hyphenation-ladder-count="no-limit"/>
      <style:text-properties fo:hyphenate="false"/>
    </style:style>
    <style:style style:name="Popi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dvolené_20_písmo_20_odseku" style:display-name="Predvolené písmo odseku"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doc. Ing. Pavel Segeč, PhD.</meta:initial-creator>
    <meta:creation-date>2017-12-08T12:33:00Z</meta:creation-date>
    <dc:date>2017-12-08T13:47:59.288000000</dc:date>
    <meta:editing-cycles>7</meta:editing-cycles>
    <meta:editing-duration>PT14M1S</meta:editing-duration>
    <meta:document-statistic meta:table-count="0" meta:image-count="0" meta:object-count="0" meta:page-count="4" meta:paragraph-count="82" meta:word-count="833" meta:character-count="5768" meta:non-whitespace-character-count="5064"/>
    <meta:template xlink:type="simple" xlink:actuate="onRequest" xlink:title="" xlink:href="Normal.dotm"/>
  </office:meta>
</office:document-meta>
</file>